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Standard">
      <style:text-properties officeooo:paragraph-rsid="0002779c"/>
    </style:style>
    <style:style style:name="P9" style:family="paragraph" style:parent-style-name="Table_20_Contents">
      <style:text-properties officeooo:rsid="00016178" officeooo:paragraph-rsid="00016178"/>
    </style:style>
    <style:style style:name="P10" style:family="paragraph" style:parent-style-name="Table_20_Contents">
      <style:text-properties officeooo:rsid="0002779c" officeooo:paragraph-rsid="0002779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Jose Miguel Hernández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P8">El código de mi programa <text:span text:style-name="T2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Está en el .zip incluido</text:p>
          </table:table-cell>
        </table:table-row>
      </table:table>
      <text:p text:style-name="Standard"/>
      <text:p text:style-name="Standard">El código de mi programa <text:span text:style-name="T2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Está en el .zip incluido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11-10-05T09:46:35</meta:creation-date>
    <dc:date>2017-01-04T11:32:28.556078009</dc:date>
    <meta:print-date>2011-10-06T10:39:21</meta:print-date>
    <meta:editing-cycles>188</meta:editing-cycles>
    <meta:editing-duration>PT22H47M44S</meta:editing-duration>
    <meta:document-statistic meta:table-count="8" meta:image-count="1" meta:object-count="0" meta:page-count="2" meta:paragraph-count="17" meta:word-count="154" meta:character-count="912" meta:non-whitespace-character-count="762"/>
    <meta:user-defined meta:name="Información 1"/>
    <meta:user-defined meta:name="Información 2"/>
    <meta:user-defined meta:name="Información 3"/>
    <meta:user-defined meta:name="Información 4"/>
  </office:meta>
</office:document-meta>
</file>